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C8000000C8F6A4C05AF28123A3.png" manifest:media-type="image/png"/>
  <manifest:file-entry manifest:full-path="Pictures/10000000000000C8000000C88985473532F8C0DB.png" manifest:media-type="image/png"/>
  <manifest:file-entry manifest:full-path="Pictures/10000000000000C8000000C88E2F2BAF8704C1DF.png" manifest:media-type="image/png"/>
  <manifest:file-entry manifest:full-path="Pictures/10000000000000C8000000C83660A544BA32D20F.png" manifest:media-type="image/png"/>
  <manifest:file-entry manifest:full-path="Pictures/10000000000000C8000000C8B0BE793373FC1B6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06c4" officeooo:paragraph-rsid="000f06c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2" text:anchor-type="paragraph" svg:x="0.0244in" svg:y="2.7811in" svg:width="2.0835in" svg:height="2.0835in" draw:z-index="1"><draw:image xlink:href="Pictures/10000000000000C8000000C88985473532F8C0DB.png" xlink:type="simple" xlink:show="embed" xlink:actuate="onLoad"/></draw:frame><draw:frame draw:style-name="fr1" draw:name="Image5" text:anchor-type="paragraph" svg:x="3.5028in" svg:y="3.5583in" svg:width="2.0835in" svg:height="2.0835in" draw:z-index="4"><draw:image xlink:href="Pictures/10000000000000C8000000C83660A544BA32D20F.png" xlink:type="simple" xlink:show="embed" xlink:actuate="onLoad"/></draw:frame>0</text:p>
      <text:p text:style-name="P1"><draw:frame draw:style-name="fr1" draw:name="Image1" text:anchor-type="paragraph" svg:x="0.0252in" svg:y="0.0957in" svg:width="2.0835in" svg:height="2.0835in" draw:z-index="0"><draw:image xlink:href="Pictures/10000000000000C8000000C8B0BE793373FC1B65.png" xlink:type="simple" xlink:show="embed" xlink:actuate="onLoad"/></draw:frame><text:tab/><text:tab/><text:tab/>3</text:p>
      <text:p text:style-name="P1"><draw:frame draw:style-name="fr1" draw:name="Image4" text:anchor-type="paragraph" svg:x="3.4547in" svg:y="0.139in" svg:width="2.0835in" svg:height="2.0835in" draw:z-index="3"><draw:image xlink:href="Pictures/10000000000000C8000000C88E2F2BAF8704C1D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</text:p>
      <text:p text:style-name="P1"/>
      <text:p text:style-name="P1"/>
      <text:p text:style-name="P1"/>
      <text:p text:style-name="P1"><text:tab/><text:tab/><text:tab/>4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paragraph" svg:x="0.0272in" svg:y="0.3965in" svg:width="2.0835in" svg:height="2.0835in" draw:z-index="2"><draw:image xlink:href="Pictures/10000000000000C8000000C8F6A4C05AF28123A3.png" xlink:type="simple" xlink:show="embed" xlink:actuate="onLoad"/></draw:frame>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7T23:51:27.617995082</meta:creation-date>
    <dc:date>2017-10-28T00:03:21.357515874</dc:date>
    <meta:editing-duration>PT11M53S</meta:editing-duration>
    <meta:editing-cycles>2</meta:editing-cycles>
    <meta:generator>LibreOffice/5.1.6.2$Linux_X86_64 LibreOffice_project/10m0$Build-2</meta:generator>
    <meta:print-date>2017-10-27T23:57:26.677663793</meta:print-date>
    <meta:document-statistic meta:table-count="0" meta:image-count="5" meta:object-count="0" meta:page-count="1" meta:paragraph-count="5" meta:word-count="5" meta:character-count="11" meta:non-whitespace-character-count="5"/>
  </office:meta>
</office:document-meta>
</file>